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end" style:justify-single-word="false" fo:orphans="2" fo:widows="2" fo:text-indent="0cm" style:auto-text-indent="false"/>
      <style:text-properties fo:font-variant="normal" fo:text-transform="none" fo:color="#303030" style:font-name="Arial" fo:font-size="12pt" fo:letter-spacing="normal" fo:font-style="normal" fo:font-weight="normal" style:font-size-asian="12pt" style:font-weight-asian="bold" style:font-size-complex="12pt" style:font-weight-complex="bold"/>
    </style:style>
    <style:style style:name="P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303030" style:font-name="Arial" fo:font-size="12pt" fo:letter-spacing="normal" fo:font-style="normal" fo:font-weight="normal" style:font-size-asian="12pt" style:font-weight-asian="bold" style:font-size-complex="12pt" style:font-weight-complex="bold"/>
    </style:style>
    <style:style style:name="P3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303030" style:font-name="Arial" fo:font-size="12pt" fo:letter-spacing="normal" fo:font-style="normal" fo:font-weight="normal" style:font-size-asian="12pt" style:font-size-complex="12pt"/>
    </style:style>
    <style:style style:name="P4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303030" style:font-name="Arial" fo:font-size="12pt" fo:letter-spacing="normal" fo:font-style="normal" fo:font-weight="bold" style:font-size-asian="12pt" style:font-weight-asian="bold" style:font-size-complex="12pt" style:font-weight-complex="bold"/>
    </style:style>
    <style:style style:name="P5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303030" style:font-name="Arial" fo:font-size="8pt" fo:letter-spacing="normal" fo:font-style="normal" fo:font-weight="normal" style:font-size-asian="8pt" style:font-weight-asian="bold" style:font-size-complex="8pt" style:font-weight-complex="bold"/>
    </style:style>
    <style:style style:name="P6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style:font-name="Arial" fo:font-size="12pt" fo:font-weight="bold" style:font-size-asian="12pt" style:font-weight-asian="bold" style:font-size-complex="12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oznań, dnia ….…......................</text:p>
      <text:p text:style-name="P6"/>
      <text:p text:style-name="P6"/>
      <text:p text:style-name="P4">OŚWIADCZENIE</text:p>
      <text:p text:style-name="P3"/>
      <text:p text:style-name="P3">Ja niżej podpisany…..................................................................., legitymujący się dowodem osobistym nr …................................... (wpisuje piercer) oświadczam, że jestem opiekunem prawnym małoletniego..................................................... i wyrażam zgodę na wykonanie piercingu – przekłucie i założenie kolczyka na/w …............................ (część ciała) w ilości ….... (ilość). </text:p>
      <text:p text:style-name="P3">Jestem w pełni świadoma/y konsekwencji wykonania przekłucia u mojego dziecka i nie będę rościć żadnych pretensji do osoby wykonującej zabieg. Zostałem poinformowany o przebiegu zakładania kolczyku i metody pielęgnacji po zabiegu.</text:p>
      <text:p text:style-name="P2"/>
      <text:p text:style-name="P1">…...............................................</text:p>
      <text:p text:style-name="P5"><text:tab/><text:tab/><text:tab/><text:tab/><text:tab/><text:tab/><text:tab/><text:tab/><text:tab/><text:tab/>(czytelne imię i nazwisko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ciej Bogucki</meta:initial-creator>
    <meta:creation-date>2017-01-10T18:41:25.72</meta:creation-date>
    <dc:date>2017-05-13T10:34:13.36</dc:date>
    <dc:creator>Maciej Bogucki</dc:creator>
    <meta:editing-duration>PT1H26M58S</meta:editing-duration>
    <meta:editing-cycles>7</meta:editing-cycles>
    <meta:generator>OpenOffice/4.1.2$Win32 OpenOffice.org_project/412m3$Build-9782</meta:generator>
    <meta:document-statistic meta:table-count="0" meta:image-count="0" meta:object-count="0" meta:page-count="1" meta:paragraph-count="6" meta:word-count="77" meta:character-count="796"/>
  </office:meta>
</office:document-meta>
</file>